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e0a" officeooo:paragraph-rsid="00168e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zeugen Sie eine Klasse Person mit den Attributen<text:line-break/>string name;</text:p>
      <text:p text:style-name="P1">int alter;</text:p>
      <text:p text:style-name="P1"/>
      <text:p text:style-name="P1">Erzeugen Sie eine Liste und fügen Sie 5 Elemente vom Typ Person ein.</text:p>
      <text:p text:style-name="P1">Geben Sie die Liste anschließend mit einer verkürzten for-Schleife aus.</text:p>
      <text:p text:style-name="P1">Sortieren Sie die Liste nach dem Namen als natürliche Sortierung (ausgeben).</text:p>
      <text:p text:style-name="P1">Sortieren Sie die Liste nach dem Alter als natürliche Sortierung (ausgeben)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14:17:36.481000000</meta:creation-date>
    <dc:date>2022-01-13T14:21:07.818000000</dc:date>
    <meta:editing-duration>PT3M32S</meta:editing-duration>
    <meta:editing-cycles>1</meta:editing-cycles>
    <meta:document-statistic meta:table-count="0" meta:image-count="0" meta:object-count="0" meta:page-count="1" meta:paragraph-count="6" meta:word-count="57" meta:character-count="364" meta:non-whitespace-character-count="313"/>
    <meta:generator>LibreOffice/7.2.4.1$Windows_X86_64 LibreOffice_project/27d75539669ac387bb498e35313b970b7fe9c4f9</meta:generator>
  </office:meta>
</office:document-meta>
</file>